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f0770" officeooo:paragraph-rsid="001f0770"/>
    </style:style>
    <style:style style:name="P2" style:family="paragraph" style:parent-style-name="Standard">
      <style:text-properties officeooo:rsid="002e9337" officeooo:paragraph-rsid="001f0770"/>
    </style:style>
    <style:style style:name="P3" style:family="paragraph" style:parent-style-name="Standard">
      <style:text-properties officeooo:rsid="002e9337" officeooo:paragraph-rsid="002e9337"/>
    </style:style>
    <style:style style:name="P4" style:family="paragraph" style:parent-style-name="Standard">
      <style:text-properties officeooo:rsid="002e9337" officeooo:paragraph-rsid="00306dc4"/>
    </style:style>
    <style:style style:name="P5" style:family="paragraph" style:parent-style-name="Standard">
      <style:text-properties officeooo:rsid="003298ef" officeooo:paragraph-rsid="003298ef"/>
    </style:style>
    <style:style style:name="P6" style:family="paragraph" style:parent-style-name="Standard">
      <style:text-properties officeooo:rsid="003298ef" officeooo:paragraph-rsid="00306dc4"/>
    </style:style>
    <style:style style:name="P7" style:family="paragraph" style:parent-style-name="Standard">
      <style:text-properties officeooo:rsid="0037150d" officeooo:paragraph-rsid="0037150d"/>
    </style:style>
    <style:style style:name="P8" style:family="paragraph" style:parent-style-name="Standard">
      <style:text-properties officeooo:rsid="001ff69a" officeooo:paragraph-rsid="001f0770"/>
    </style:style>
    <style:style style:name="P9" style:family="paragraph" style:parent-style-name="Standard">
      <style:text-properties officeooo:rsid="003835f9" officeooo:paragraph-rsid="00306dc4"/>
    </style:style>
    <style:style style:name="P10" style:family="paragraph" style:parent-style-name="Standard">
      <style:text-properties officeooo:rsid="003835f9" officeooo:paragraph-rsid="00a58c39"/>
    </style:style>
    <style:style style:name="P11" style:family="paragraph" style:parent-style-name="Standard">
      <style:text-properties officeooo:rsid="00492e01" officeooo:paragraph-rsid="004d0899"/>
    </style:style>
    <style:style style:name="P12" style:family="paragraph" style:parent-style-name="Standard">
      <style:text-properties officeooo:rsid="004b20a5" officeooo:paragraph-rsid="004d0899"/>
    </style:style>
    <style:style style:name="P13" style:family="paragraph" style:parent-style-name="Standard">
      <style:text-properties officeooo:rsid="007736f0" officeooo:paragraph-rsid="007736f0"/>
    </style:style>
    <style:style style:name="P14" style:family="paragraph" style:parent-style-name="Standard">
      <style:text-properties officeooo:rsid="008899f8" officeooo:paragraph-rsid="008899f8"/>
    </style:style>
    <style:style style:name="P15" style:family="paragraph" style:parent-style-name="Standard">
      <style:text-properties officeooo:rsid="005679a2" officeooo:paragraph-rsid="00a78117"/>
    </style:style>
    <style:style style:name="P16" style:family="paragraph" style:parent-style-name="Standard">
      <style:text-properties officeooo:paragraph-rsid="00bfbaa9"/>
    </style:style>
    <style:style style:name="P17" style:family="paragraph" style:parent-style-name="Standard">
      <style:text-properties officeooo:paragraph-rsid="00c869c0"/>
    </style:style>
    <style:style style:name="P18" style:family="paragraph" style:parent-style-name="Standard">
      <style:text-properties officeooo:paragraph-rsid="00d743e9"/>
    </style:style>
    <style:style style:name="P19" style:family="paragraph" style:parent-style-name="Standard">
      <style:text-properties officeooo:paragraph-rsid="00ddc7d8"/>
    </style:style>
    <style:style style:name="P20" style:family="paragraph" style:parent-style-name="Standard">
      <style:text-properties officeooo:paragraph-rsid="00e98ed0"/>
    </style:style>
    <style:style style:name="P21" style:family="paragraph" style:parent-style-name="Heading_20_3">
      <style:text-properties officeooo:rsid="006c2307" officeooo:paragraph-rsid="006c2307"/>
    </style:style>
    <style:style style:name="P22" style:family="paragraph" style:parent-style-name="Heading_20_2">
      <style:text-properties officeooo:rsid="005bdb48" officeooo:paragraph-rsid="005bdb48"/>
    </style:style>
    <style:style style:name="P23" style:family="paragraph" style:parent-style-name="Heading_20_2">
      <style:text-properties officeooo:rsid="00611bfb" officeooo:paragraph-rsid="00611bfb"/>
    </style:style>
    <style:style style:name="P24" style:family="paragraph" style:parent-style-name="Standard">
      <style:text-properties officeooo:rsid="00f28ca3" officeooo:paragraph-rsid="003298ef"/>
    </style:style>
    <style:style style:name="P25" style:family="paragraph" style:parent-style-name="Standard">
      <style:text-properties officeooo:rsid="00f4bd65" officeooo:paragraph-rsid="00f4bd65"/>
    </style:style>
    <style:style style:name="P26" style:family="paragraph" style:parent-style-name="Standard">
      <style:text-properties officeooo:rsid="005679a2" officeooo:paragraph-rsid="00a78117"/>
    </style:style>
    <style:style style:name="T1" style:family="text">
      <style:text-properties officeooo:rsid="00387749"/>
    </style:style>
    <style:style style:name="T2" style:family="text">
      <style:text-properties officeooo:rsid="004b20a5"/>
    </style:style>
    <style:style style:name="T3" style:family="text">
      <style:text-properties officeooo:rsid="00519feb"/>
    </style:style>
    <style:style style:name="T4" style:family="text">
      <style:text-properties officeooo:rsid="0052558e"/>
    </style:style>
    <style:style style:name="T5" style:family="text">
      <style:text-properties officeooo:rsid="0057cca3"/>
    </style:style>
    <style:style style:name="T6" style:family="text">
      <style:text-properties officeooo:rsid="0059ca66"/>
    </style:style>
    <style:style style:name="T7" style:family="text">
      <style:text-properties officeooo:rsid="005f86f8"/>
    </style:style>
    <style:style style:name="T8" style:family="text">
      <style:text-properties officeooo:rsid="006d1250"/>
    </style:style>
    <style:style style:name="T9" style:family="text">
      <style:text-properties officeooo:rsid="006f3a0a"/>
    </style:style>
    <style:style style:name="T10" style:family="text">
      <style:text-properties officeooo:rsid="0070b8d2"/>
    </style:style>
    <style:style style:name="T11" style:family="text">
      <style:text-properties officeooo:rsid="00749277"/>
    </style:style>
    <style:style style:name="T12" style:family="text">
      <style:text-properties officeooo:rsid="0075702c"/>
    </style:style>
    <style:style style:name="T13" style:family="text">
      <style:text-properties officeooo:rsid="0079b4fe"/>
    </style:style>
    <style:style style:name="T14" style:family="text">
      <style:text-properties officeooo:rsid="008b2c29"/>
    </style:style>
    <style:style style:name="T15" style:family="text">
      <style:text-properties officeooo:rsid="00b27e5c"/>
    </style:style>
    <style:style style:name="T16" style:family="text">
      <style:text-properties officeooo:rsid="00bd848a"/>
    </style:style>
    <style:style style:name="T17" style:family="text">
      <style:text-properties fo:font-weight="normal" style:font-weight-asian="normal" style:font-weight-complex="normal"/>
    </style:style>
    <style:style style:name="T18" style:family="text">
      <style:text-properties fo:font-weight="normal" officeooo:rsid="00bd848a" style:font-weight-asian="normal" style:font-weight-complex="normal"/>
    </style:style>
    <style:style style:name="T19" style:family="text">
      <style:text-properties fo:font-weight="normal" officeooo:rsid="00be4ce8" style:font-weight-asian="normal" style:font-weight-complex="normal"/>
    </style:style>
    <style:style style:name="T20" style:family="text">
      <style:text-properties officeooo:rsid="00bdfd40"/>
    </style:style>
    <style:style style:name="T21" style:family="text">
      <style:text-properties officeooo:rsid="00be6a92"/>
    </style:style>
    <style:style style:name="T22" style:family="text">
      <style:text-properties officeooo:rsid="00c78ba8"/>
    </style:style>
    <style:style style:name="T23" style:family="text">
      <style:text-properties officeooo:rsid="00d3b15f"/>
    </style:style>
    <style:style style:name="T24" style:family="text">
      <style:text-properties officeooo:rsid="00d743e9"/>
    </style:style>
    <style:style style:name="T25" style:family="text">
      <style:text-properties officeooo:rsid="00d7a8a9"/>
    </style:style>
    <style:style style:name="T26" style:family="text">
      <style:text-properties officeooo:rsid="00d8f0e2"/>
    </style:style>
    <style:style style:name="T27" style:family="text">
      <style:text-properties officeooo:rsid="00ddc7d8"/>
    </style:style>
    <style:style style:name="T28" style:family="text">
      <style:text-properties officeooo:rsid="00e005c4"/>
    </style:style>
    <style:style style:name="T29" style:family="text">
      <style:text-properties officeooo:rsid="00e24c56"/>
    </style:style>
    <style:style style:name="T30" style:family="text">
      <style:text-properties style:font-name="Arial"/>
    </style:style>
    <style:style style:name="T31" style:family="text">
      <style:text-properties style:font-name="Arial" officeooo:rsid="00e98ed0"/>
    </style:style>
    <style:style style:name="T32" style:family="text">
      <style:text-properties officeooo:rsid="00f4ed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werden die für die Realisierung benötigten Technologien und Methoden beschrieben.</text:p>
      <text:p text:style-name="P2"/>
      <text:p text:style-name="P3">Dazu wird zuerst erklärt, was man unter NoSql versteht und eine kurze Zeitlinie der Entwicklung. Anschließend werden die verschiedenen Arten von NoSql und speziell von <text:span text:style-name="T7">Schlüssel-Wert-Systemen</text:span> beschrieben.</text:p>
      <text:p text:style-name="P3"/>
      <text:p text:style-name="P4">Danach folgt der Vergleich von Memcached, <text:span text:style-name="T15">Redis</text:span> und Voldemort. Dazu werden zuerst die jeweiligen Systeme erläutert. Anschließend folgt der eigentliche Vergleich, dazu werden die jeweiligen Eigenschaften kurz erläutert und danach wie die jeweiligen Systeme dies umsetzen.</text:p>
      <text:p text:style-name="P4"/>
      <text:h text:style-name="Heading_20_2" text:outline-level="2">NoSql</text:h>
      <text:p text:style-name="P9"/>
      <text:p text:style-name="P10">NoSql<text:span text:style-name="T8">-Systeme sind</text:span> <text:span text:style-name="T1">keine neue Erfindung</text:span>, <text:span text:style-name="T1">sondern entwickelten sich quasi parallel mit den relationalen Systemen. Der Grund warum erst jetzt NoSql einen so großen Durchbruch erfährt, hängt vor allem mit dem BigData-Gedanken zusammen. Vor BigData war es üblich die Geschäftsdaten auf wenigen Datenbank-Server zu speichern. Mit der Entwicklung der Sozialen-Netzwerke und der zunehmenden Vernetzung von Alltagsgegenständen stieg die erzeugte Datenmenge rapide auf Peta-, Exa-Byte Bereich an. Dies hatte zur Folge, dass sich die Geschäftsdaten mit herkömmlichen Mitteln nicht mehr effektiv Speichern und verarbeiten ließen und man nach Alternativen gesucht hat, den NoSql-Systemen. Obwohl der NoSql Begriff heute so eine Aktualität besitzt, gibt es keine einheitliche Begriffsdefinition. Vielmehr ist NoSql ähnlich wie AJAX ein Sammelbegriff für verschiedene Technologien und Ideen. Während früher NoSql wörtlich für „no Sql“ also "kein Sql" stand steht es heute eher für „not only Sql“ also "nicht nur Sql". Auch ab wann man ein System als NoSql-System zählt, ist nicht klar geregelt. Vielmehr gibt es eine Reihe von Punkten, die ein System erfüllen kann wie: .</text:span></text:p>
      <text:h text:style-name="P21" text:outline-level="3">Entwicklungsmeilensteine</text:h>
      <text:p text:style-name="P7"/>
      <text:p text:style-name="P11">Der Ursprung von NoSql ist <text:span text:style-name="T9">die </text:span>im Jahr 1979 von Ken Thompson entwickelte Datenbank DBM<text:span text:style-name="T2">(http://www.gnu.org/software/gdbm/gdbm.html)</text:span>, die bis heute noch von Linux<text:span text:style-name="T2"> verwendet wird. Die ersten NoSql Datenbanken, die heute noch existieren entstanden in den 80er-Jahren, wie Lotus Note, BerkleyDB, GT.M, … .</text:span></text:p>
      <text:p text:style-name="P12">Der Begriff NoSql wurde das erste Mal 1998 von Carlo Strozzi benutz<text:span text:style-name="T10">t</text:span>, der eine relationale Datenbank entwickelt hatte jedoch ohne Sql. Der richtige Durchbruch kam allerdings erst im Jahr 2000 mit dem Web 2.0 und den daraus resultierenden Anstieg des Datenvolumens. <text:span text:style-name="T3">Dieser Datenanstieg erforderte neue Methoden zur effizienteren Speicherung und Verarbeitung. Google war dabei der Vorreiter mit seinem Map-/Reduce-Ansatz. Die Idee dabei ist es, eine große Datenmenge in kleinere Pakete aufzuteilen und diese dann unabhängig voneinander zu verarbeiten. Anschließend werden die einzelnen Zwischenergebnisse gesammelt und zu einem Gesamtergebnis zusammengefasst.</text:span> <text:span text:style-name="T4">Diese Idee ließ sich sehr gut mit den Ideen der funktionalen Programmiersprachen umsetzen, denn dort wird auf einer Kopie der tatsächlichen Daten gearbeitet. Später zogen die anderen großen Firmen mit eigenen Lösungen nach und heute kann man sagen, dass es den Map-/Reduce-Ansatz nicht mehr gibt, sondern verschiedene Implementierungen, die für einen gewissen Einsatzzweck entwickelt wurden. Die Entwicklung der modernen NoSql-Systemen begann im Jahr 2005 mit Systemen wie Neo4j, Redis, Cassandra, … <text:s/>und hält bis heute noch an.</text:span></text:p>
      <text:h text:style-name="Heading_20_3" text:outline-level="3"><text:soft-page-break/>Arten</text:h>
      <text:p text:style-name="P7"/>
      <text:p text:style-name="P15">Wie oben schon beschrieben existieren <text:span text:style-name="T5">eine Vielzahl an u</text:span>nterschiedlichsten <text:span text:style-name="T11">NoSql-</text:span>Systeme<text:span text:style-name="T12">n</text:span>. <text:span text:style-name="T6">Dies hat zur Folge, dass es nicht leicht ist das für seinen Anwendungsfall passende System zu finden. Deshalb kam der Gedanke NoSql-Systeme nach bestimmten Kriterien zu sortieren um eine bessere Entscheidung treffen zu können. Schnell entwickelten sich mehrere Kriterien. Die gröbste Einteilung, die man vorgenommen hat, war die Einteilung in Kern-NoSql-Systeme und Soft-NoSql-Systemen. Wobei die Grenze und der Unterschied zwischen den Gruppen nicht klar geregelt ist. Danach werden NoSql-Systeme häufig nach ihrem zugrundeliegenden Datenmodell eingeteilt. Nachfolgend eine Einteilung der NoSql-Systeme nach dem Datenmodell mit einer Erklärung was man sich unter dem jeweiligen Typ vorzustellen hat und einige Vertreter davon: .</text:span></text:p>
      <text:p text:style-name="P15"/>
      <text:h text:style-name="P22" text:outline-level="2">Schlüssel-Wert-Systeme</text:h>
      <text:p text:style-name="P7"/>
      <text:p text:style-name="P13">Schlüssel-Wert-Systeme sind Systeme, die wie der Name schon sagt, einen Wert, <text:span text:style-name="T13">also die Daten unter einem bestimmten Schlüssel ablegen</text:span>. <text:span text:style-name="T13">Der Zugriff auf den abgelegten Wert erfolgt anschließend ebenfalls über den Schlüssel. Die Schlüssel und die Werte können dabei ganz verschiedene Formen aufweisen. Die Schlüssel sind im einfachsten Fall einfache Zeichenketten mit einer spezifischen Länge. Andere Systeme lassen erst einmal oder mehrmals einen Hash-Algorithmus über den Daten laufen und nehmen die erzeugte Hash-Summe als Schlüssel. Auch die Werte sind im einfachsten Fall einfache Zeichenketten, jedoch können manche Systeme auch komplexere Datenstrukturen wie Listen, Mengen, Wörterbücher, … speichern. Wenn man die Geschwindigkeit der Operationen betrachtet, dann stellt man fest, dass die Lese-Operation schnell ist, vorausgesetzt man kennt den Schlüssel und die Schreib-Operation langsam. Die Schlüssel-Wert-Systeme lassen sich nochmals in verschiedene Gruppen einteilen, wobei jede Gruppe eine Eigenschaft fokussiert.</text:span></text:p>
      <text:p text:style-name="P7"/>
      <text:h text:style-name="Heading_20_3" text:outline-level="3">Arten</text:h>
      <text:p text:style-name="P7"/>
      <text:p text:style-name="P14">Schlüssel-Wert-System<text:span text:style-name="T14">e</text:span> <text:span text:style-name="T14">lassen in Gruppen einteilen. Dabei hat jede Gruppen eine spezifische Eigenschaft. Diese Einteilung ist aber keineswegs fest, sondern ein System kann durchaus auch mehreren Gruppen angehören, je nachdem wie seine aktuelle Konfiguration ist. Die erste Gruppe sind die RAM-basierten Systeme oder Caches, diese halten ihre gesamten Daten im RAM. Daraus folgt, falls das System nicht mehr verfügbar ist, sind die Daten weg. Bei der Gruppe der Festplattenspeichersysteme werden die Daten gar nicht oder nur teilweise im RAM gehalten, sondern auf die Festplatte geschrieben. Dies ermöglicht den Systemen nach einem Ausfall wieder in einen möglichst konsistenten Zustand zu wechseln. Bei sortierten Schlüssel-Wert-Systemen sind die Schlüssel sortiert in einer Tabelle. Desweiteren kann man die Systeme nach ihrer Persistenzeigenschaft einordnen, solche Systeme heißen dann Eventual Consistence.</text:span></text:p>
      <text:p text:style-name="P7"/>
      <text:p text:style-name="P7"/>
      <text:p text:style-name="P7"/>
      <text:p text:style-name="P7"/>
      <text:p text:style-name="P7"/>
      <text:h text:style-name="Heading_20_3" text:outline-level="3"><text:soft-page-break/>Memcached</text:h>
      <text:p text:style-name="P7"/>
      <text:p text:style-name="P16"><text:span text:style-name="T16">Memcached ist ein NoSql-System und gehört in die Gruppe der Schlüssel-Wert-Systeme und in die Untergruppe der Caches </text:span><text:span text:style-name="T18">„</text:span><text:span text:style-name="Strong_20_Emphasis"><text:span text:style-name="T17">Free &amp; open source, high-performance, distributed memory object caching system </text:span></text:span><text:span text:style-name="Strong_20_Emphasis"><text:span text:style-name="T19">[...]</text:span></text:span><text:span text:style-name="Strong_20_Emphasis"><text:span text:style-name="T17">“</text:span></text:span><text:span text:style-name="T18">.</text:span><text:span text:style-name="T16"> Memcached wurde im Jahr 2003 von </text:span>Brad Fitzpatrick <text:span text:style-name="T21">bei der Firma Danga Interactive heute Say Media für die Webseite LiveJournal entwickelt. Die aktuelle Version ist die Version 1.5.0. Die ersten Versionen von Memcached waren in Perl geschrieben. Später wurde der Memcached in C neugeschrieben. Der Vorteil von Memcached liegt in der Beschleunigung von Webseiten in dem es Datenbank-, Webservice- und Templateergenbisse zwischenspeichert „[...]</text:span> but intended for use in speeding up dynamic web applications by alleviating database load. Memcached is an in-memory key-value store for small chunks of arbitrary data (strings, objects) from results of database calls, API calls, or page rendering.“<text:span text:style-name="T20"> .</text:span></text:p>
      <text:p text:style-name="P17"><text:span text:style-name="T20">Memcached arbeitet nach einem Client-Server-Modell. Zunächst läuft auf dem Server bzw. den Servern ein Dienst oder mehrere. Der Zugriff erfolgt dann über eine Bibliothek für die jeweilige Programmiersprache. Sobald Daten geschrieben oder gelesen werden sollen, berechnet die Bibliothek aus der Anfrage eine Hash-Summe, welche den Server identifieziert, welcher die Anfrage bekommen soll. Dieser verarbeitet dann die Anfrage und gibt die Daten zurück oder speichert die Daten unter einer neu berechneten Hash-Summe „</text:span>Zunächst nimmt die Client-Bibliothek den Schlüssel und errechnet aus ihm mit einer ausgeklügelten, mathematischen Funktion eine Zahl, den so genannten Hashwert. Diese Nummer sagt der Bibliothek, an welchen Memcached-Daemon sie sich wenden muss. Nachdem dieser alle Daten erhalten hat, errechnet er mit einer eigenen Hashfunktion die Speicherstelle, unter der er die Daten schließlich einlagert.„ <text:span text:style-name="T20">. Memcached hat zwei verschiedene Protokolle, welche zur Kommunikation benutzt werden können Text-Protokoll und Binär-Protokoll. Diese Protokolle machen spezielle Einschränkungen auf den Schlüssel. Die maximale Schlüssellänge ist immer 250 Zeichen lang und die Protokolle definieren, welche Zeichen erlaubt sind als Schlüssel. Als Werte lassen sich einfache Zeichenketten oder Binärdaten ablegen. Dies hat zur Folge, dass Memcached nicht direkt ein Datenbankergebnis speichern kann, sondern dies erst von der Anwendung in eine serialisierbare Struktur gepackt werden muss. Außerdem muss die Anwendung wissen, was sich für Datentypen hinter den einzelnen Schlüssel verbergen. Die maximale Größe ist dabei standartmäßig 64 MB, dies lässt allerdings konfigurieren. Jedoch sollte die Größe immer kleiner sein als der RAM-Speicher des Memcached-Dienstes mit dem kleinsten zugewiesenen RAM.</text:span></text:p>
      <text:p text:style-name="P7"/>
      <text:h text:style-name="Heading_20_3" text:outline-level="3">Redis</text:h>
      <text:p text:style-name="Standard"/>
      <text:p text:style-name="P18"><text:span text:style-name="T22">Redis ist ebenfalls ein Schlüssel-Wert-System, gehört aber normalerweise in die Untergruppe der Festplatten-Systeme. Redis lässt sich jedoch auch in die Gruppe der Cache-Systeme eintragen, wenn eine bestimmte Konfiguration benutzt wird. Im Normalbetrieb hällt Redis seine Daten im RAM und legt in bestimmten Abständen einen Zwischenstand auf der Festplatte ab. Wenn man Redis in der Konfiguration als reinen Cache laufen lässt, dann werden keine Zwischenstände abgelegt und Redis würde sich dann so wie Memcached verhalten „I</text:span>n order to achieve its outstanding performance, Redis works with an<text:span text:style-name="T17"> </text:span><text:span text:style-name="Strong_20_Emphasis"><text:span text:style-name="T17">in-memory dataset</text:span></text:span>. Depending on your use case, you can persist it either by <text:span text:style-name="T24">dumping the dataset to disk</text:span> every once in a while, or by <text:span text:style-name="T24">appending each command to a log</text:span>. Persistence can be optionally disabled, if you just need a feature-rich, networked, in-memory cache.“<text:span text:style-name="T22">. Redis wurde im Jahr 2009 von </text:span>Salvatore Sanfilippo <text:span text:style-name="T23">bei Redis Labs entwickelt. Die aktuelle Version ist 4.0.1. Redis ist komplett in C geschrieben.</text:span></text:p>
      <text:p text:style-name="P19"><text:span text:style-name="T25">Redis läuft ebenfalls nach einem Client-Server-Modell, jedoch mit dem Unterschied, dass immer nur eine Redis-Dienst läuft. Der Zugriff auf den Server erfolgt ebenfalls über die Client-Bibliothek. Der </text:span><text:soft-page-break/><text:span text:style-name="T25">wichtigste Unterschied zwischen Redis und Memcached sind die erlaubten Schlüssel und Werte. Wie schon oben erwähnt sind Schlüssel in Memcached immer Zeichenketten mit einer maximalen Länge von 250 Zeichen. Im Gegensatz dazu existiert diese Einschränkung bei Redis nicht. Dort ist es ohne Probleme möglich auch ein Bild als Schlüssel zu verwenden „</text:span>Redis keys are binary safe, this means that you can use any binary sequence as a key, from a string like ‚foo‘ to the content of a JPEG file. The empty string is also a valid key. <text:span text:style-name="T27">[...]</text:span>“ <text:span text:style-name="T26">. Der Schlüssel wie auch die Werte dürfen lediglich die 512 MB Grenze nicht überschreiten. Bei den zulässigen Werten unterscheidet sich Redis stark von den anderen Systemen. Während Memcached nur Zeichenketten oder serialisierte Objekte speichern kann ist Redis in der Lage mit Listen, Mengen und Wörterbüchern direkt umzugehen. </text:span></text:p>
      <text:p text:style-name="Standard"/>
      <text:h text:style-name="Heading_20_3" text:outline-level="3">Voldemort</text:h>
      <text:p text:style-name="P6"/>
      <text:p text:style-name="P20"><text:span text:style-name="T28">Voldemort ist ein Schlüssel-Wert-System und gehört in die Untergruppe der Eventuell-Consistence-Systeme und ist ein Klon von Amazons DynamoDB. Voldemort wurde im Jahr 2009 von </text:span><text:span text:style-name="T30">Jay Kreps </text:span><text:span text:style-name="T31">und</text:span><text:span text:style-name="T30"> Bhupesh Bansal</text:span><text:span text:style-name="T29"> bei LinkedIn entwickelt. Die aktuelle Version ist 1.10.24. Voldemort ist komplett in Java geschrieben. Voldemort besitzt ebenfalls ein Client-Server-Modell. Ähnlich wie Redis läuft immer nur ein Dienst. Der Zugriff erfolgt über die Client-Bibliothek. </text:span></text:p>
      <text:p text:style-name="P6"/>
      <text:h text:style-name="Heading_20_2" text:outline-level="2">Persistenz</text:h>
      <text:p text:style-name="P24"/>
      <text:p text:style-name="P25">Persistenz ist die Fähigkeit eines Systems seine Daten zu sichern und für einen späteren Gebrauch wiederherzustellen. Eine Wiederhestellung der Daten ist dann notwendig, wenn entweder der Server geplant abgeschaltet wird für Wartungszwecke oder wenn er ungeplant ausfällt. Dabei muss ein persistentes System auch damit klar kommen, dass der Sicherungsvorgang fehlschlägt. <text:span text:style-name="T32">Eng mit dem Begriff der Persistenz ist der Begriff der Konsistenz verbunden. Bei der Konsistenz geht es jedoch darum, dass keine zwei oder mehr Prozesse gleichzeitig dieselben Daten schreiben wollen.</text:span></text:p>
      <text:p text:style-name="P5"/>
      <text:h text:style-name="Heading_20_3" text:outline-level="3">Memcached</text:h>
      <text:p text:style-name="P7"/>
      <text:h text:style-name="Heading_20_3" text:outline-level="3">Redis</text:h>
      <text:p text:style-name="P7"/>
      <text:h text:style-name="Heading_20_3" text:outline-level="3">Voldemort</text:h>
      <text:p text:style-name="P5"/>
      <text:h text:style-name="P23" text:outline-level="2">Verteilung</text:h>
      <text:p text:style-name="P5"/>
      <text:h text:style-name="Heading_20_3" text:outline-level="3">Memcached</text:h>
      <text:p text:style-name="P5"/>
      <text:h text:style-name="Heading_20_3" text:outline-level="3">Redis</text:h>
      <text:p text:style-name="P5"/>
      <text:h text:style-name="Heading_20_3" text:outline-level="3"><text:soft-page-break/>Voldemort</text:h>
      <text:p text:style-name="P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ヒラギノ角ゴ Pro W3" svg:font-family="'ヒラギノ角ゴ Pro W3'"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66666" style:text-outline="false"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ヒラギノ角ゴ Pro W3" fo:font-family="'ヒラギノ角ゴ Pro W3'"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3" style:display-name="Gliederung 3" style:family="paragraph" style:parent-style-name="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Gliederung_20_4" style:display-name="Gliederung 4" style:family="paragraph" style:parent-style-name="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5" style:display-name="Gliederung 5" style:family="paragraph" style:parent-style-name="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6" style:display-name="Gliederung 6" style:family="paragraph" style:parent-style-name="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7" style:display-name="Gliederung 7" style:family="paragraph" style:parent-style-name="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8" style:display-name="Gliederung 8" style:family="paragraph" style:parent-style-name="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Gliederung_20_9" style:display-name="Gliederung 9" style:family="paragraph" style:parent-style-name="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1" style:display-name="Titel1~LT~Gliederung 1" style:family="paragraph" style:default-outline-level="">
      <style:paragraph-properties fo:margin-left="0cm" fo:margin-right="0cm" fo:margin-top="0.212cm" fo:margin-bottom="0cm" loext:contextual-spacing="false" fo:line-height="100%" fo:text-align="start" style:justify-single-word="false" fo:orphans="2" fo:widows="2"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0cm" fo:margin-right="0cm" fo:margin-top="0.176cm" fo:margin-bottom="0cm" loext:contextual-spacing="false" fo:line-height="100%" fo:text-align="start" style:justify-single-word="false" fo:text-indent="0cm" style:auto-text-indent="false" style:writing-mode="lr-tb">
        <style:tab-stops>
          <style:tab-stop style:position="1.111cm"/>
          <style:tab-stop style:position="3.651cm"/>
          <style:tab-stop style:position="6.191cm"/>
          <style:tab-stop style:position="8.731cm"/>
          <style:tab-stop style:position="11.271cm"/>
          <style:tab-stop style:position="13.811cm"/>
          <style:tab-stop style:position="16.351cm"/>
          <style:tab-stop style:position="18.891cm"/>
          <style:tab-stop style:position="21.431cm"/>
          <style:tab-stop style:position="23.971cm"/>
          <style:tab-stop style:position="26.511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0cm" fo:margin-right="0cm" fo:margin-top="0.141cm" fo:margin-bottom="0cm" loext: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2.223cm"/>
          <style:tab-stop style:position="4.763cm"/>
          <style:tab-stop style:position="7.303cm"/>
          <style:tab-stop style:position="9.843cm"/>
          <style:tab-stop style:position="12.383cm"/>
          <style:tab-stop style:position="14.923cm"/>
          <style:tab-stop style:position="17.463cm"/>
          <style:tab-stop style:position="20.003cm"/>
          <style:tab-stop style:position="22.543cm"/>
          <style:tab-stop style:position="25.083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0cm" fo:margin-right="0cm" fo:margin-top="0.123cm" fo:margin-bottom="0cm" loext:contextual-spacing="false" fo:line-height="100%" fo:text-align="start" style:justify-single-word="false"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99"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letter-kerning="true"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cm" fo:margin-right="0cm" fo:margin-top="0.212cm" fo:margin-bottom="0cm" loext: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ヒラギノ角ゴ Pro W3" fo:font-family="'ヒラギノ角ゴ Pro W3'"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8:42:02.579436047</meta:creation-date>
    <meta:generator>LibreOffice/5.3.4.2$Linux_X86_64 LibreOffice_project/30m0$Build-2</meta:generator>
    <dc:date>2017-07-27T23:59:19.851258890</dc:date>
    <meta:editing-duration>P1DT9H52M58S</meta:editing-duration>
    <meta:editing-cycles>146</meta:editing-cycles>
    <meta:document-statistic meta:table-count="0" meta:image-count="0" meta:object-count="0" meta:page-count="5" meta:paragraph-count="31" meta:word-count="1670" meta:character-count="11910" meta:non-whitespace-character-count="10268"/>
  </office:meta>
</office:document-meta>
</file>